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1.846cm"/>
    </style:style>
    <style:style style:name="co3" style:family="table-column">
      <style:table-column-properties fo:break-before="auto" style:column-width="2.54cm"/>
    </style:style>
    <style:style style:name="co4" style:family="table-column">
      <style:table-column-properties fo:break-before="auto" style:column-width="2.649cm"/>
    </style:style>
    <style:style style:name="co5" style:family="table-column">
      <style:table-column-properties fo:break-before="auto" style:column-width="2.859cm"/>
    </style:style>
    <style:style style:name="co6" style:family="table-column">
      <style:table-column-properties fo:break-before="auto" style:column-width="6.218cm"/>
    </style:style>
    <style:style style:name="co7" style:family="table-column">
      <style:table-column-properties fo:break-before="auto" style:column-width="4.99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tyle="italic" style:font-style-asian="italic" style:font-style-complex="italic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 style:data-style-name="N104">
      <style:table-cell-properties style:text-align-source="fix" style:repeat-content="false" fo:border="0.06pt solid #000000"/>
      <style:paragraph-properties fo:text-align="center" fo:margin-left="0cm"/>
    </style:style>
    <style:style style:name="ce8" style:family="table-cell" style:parent-style-name="Default" style:data-style-name="N104">
      <style:table-cell-properties fo:background-color="#ffff00" style:text-align-source="fix" style:repeat-content="false" fo:border="0.06pt solid #000000"/>
      <style:paragraph-properties fo:text-align="center" fo:margin-left="0cm"/>
    </style:style>
    <style:style style:name="ce9" style:family="table-cell" style:parent-style-name="Default" style:data-style-name="N104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 style:data-style-name="N104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12" style:family="table-cell" style:parent-style-name="Default" style:data-style-name="N111">
      <style:table-cell-properties style:text-align-source="fix" style:repeat-content="false" fo:border="0.06pt solid #000000"/>
      <style:paragraph-properties fo:text-align="center" fo:margin-left="0cm"/>
    </style:style>
    <style:style style:name="ce14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</style:style>
    <style:style style:name="ce28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7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52" table:default-cell-style-name="ce1"/>
        <table:table-row table:style-name="ro1">
          <table:table-cell/>
          <table:table-cell table:style-name="ce2" office:value-type="string" calcext:value-type="string">
            <text:p>Cost Estimates</text:p>
          </table:table-cell>
          <table:table-cell table:number-columns-repeated="62"/>
        </table:table-row>
        <table:table-row table:style-name="ro1">
          <table:table-cell/>
          <table:table-cell table:style-name="ce2" office:value-type="string" calcext:value-type="string">
            <text:p>Yea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4" office:value-type="string" calcext:value-type="string">
            <text:p>TOTAL</text:p>
          </table:table-cell>
          <table:table-cell table:number-columns-repeated="53"/>
        </table:table-row>
        <table:table-row table:style-name="ro1">
          <table:table-cell/>
          <table:table-cell table:style-name="ce3" office:value-type="string" calcext:value-type="string">
            <text:p>ISDigidol ERP System 4 </text:p>
          </table:table-cell>
          <table:table-cell table:style-name="ce7" office:value-type="currency" office:currency="GBP" office:value="200000" calcext:value-type="currency">
            <text:p>£200,000.00</text:p>
          </table:table-cell>
          <table:table-cell table:style-name="ce7" table:number-columns-repeated="7"/>
          <table:table-cell table:style-name="ce7" table:formula="of:=SUM([.C3:.J3])" office:value-type="currency" office:currency="GBP" office:value="200000" calcext:value-type="currency">
            <text:p>£200,000.00</text:p>
          </table:table-cell>
          <table:table-cell table:number-columns-repeated="53"/>
        </table:table-row>
        <table:table-row table:style-name="ro1">
          <table:table-cell/>
          <table:table-cell table:style-name="ce3" office:value-type="string" calcext:value-type="string">
            <text:p>ISDigidol ERP HR module</text:p>
          </table:table-cell>
          <table:table-cell table:style-name="ce7" office:value-type="currency" office:currency="GBP" office:value="40000" calcext:value-type="currency">
            <text:p>£40,000.00</text:p>
          </table:table-cell>
          <table:table-cell table:style-name="ce7" table:number-columns-repeated="7"/>
          <table:table-cell table:style-name="ce7" table:formula="of:=SUM([.C4:.J4])" office:value-type="currency" office:currency="GBP" office:value="40000" calcext:value-type="currency">
            <text:p>£40,000.00</text:p>
          </table:table-cell>
          <table:table-cell table:number-columns-repeated="53"/>
        </table:table-row>
        <table:table-row table:style-name="ro1">
          <table:table-cell/>
          <table:table-cell table:style-name="ce3" office:value-type="string" calcext:value-type="string">
            <text:p>ISDigidol ERP Finance module</text:p>
          </table:table-cell>
          <table:table-cell table:style-name="ce7" office:value-type="currency" office:currency="GBP" office:value="35000" calcext:value-type="currency">
            <text:p>£35,000.00</text:p>
          </table:table-cell>
          <table:table-cell table:style-name="ce7" table:number-columns-repeated="7"/>
          <table:table-cell table:style-name="ce7" table:formula="of:=SUM([.C5:.J5])" office:value-type="currency" office:currency="GBP" office:value="35000" calcext:value-type="currency">
            <text:p>£35,000.00</text:p>
          </table:table-cell>
          <table:table-cell table:number-columns-repeated="53"/>
        </table:table-row>
        <table:table-row table:style-name="ro1">
          <table:table-cell/>
          <table:table-cell table:style-name="ce3" office:value-type="string" calcext:value-type="string">
            <text:p>ISDigidol ERP Stock Control module </text:p>
          </table:table-cell>
          <table:table-cell table:style-name="ce7" office:value-type="currency" office:currency="GBP" office:value="35000" calcext:value-type="currency">
            <text:p>£35,000.00</text:p>
          </table:table-cell>
          <table:table-cell table:style-name="ce7" table:number-columns-repeated="7"/>
          <table:table-cell table:style-name="ce7" table:formula="of:=SUM([.C6:.J6])" office:value-type="currency" office:currency="GBP" office:value="35000" calcext:value-type="currency">
            <text:p>£35,000.00</text:p>
          </table:table-cell>
          <table:table-cell table:number-columns-repeated="53"/>
        </table:table-row>
        <table:table-row table:style-name="ro1">
          <table:table-cell/>
          <table:table-cell table:style-name="ce3" office:value-type="string" calcext:value-type="string">
            <text:p>ISDigidol software customisation </text:p>
          </table:table-cell>
          <table:table-cell table:style-name="ce7" office:value-type="currency" office:currency="GBP" office:value="25000" calcext:value-type="currency">
            <text:p>£25,000.00</text:p>
          </table:table-cell>
          <table:table-cell table:style-name="ce7" table:number-columns-repeated="7"/>
          <table:table-cell table:style-name="ce7" table:formula="of:=SUM([.C7:.J7])" office:value-type="currency" office:currency="GBP" office:value="25000" calcext:value-type="currency">
            <text:p>£25,000.00</text:p>
          </table:table-cell>
          <table:table-cell table:number-columns-repeated="53"/>
        </table:table-row>
        <table:table-row table:style-name="ro1">
          <table:table-cell/>
          <table:table-cell table:style-name="ce3" office:value-type="string" calcext:value-type="string">
            <text:p>Sales analysis module (bespoke)</text:p>
          </table:table-cell>
          <table:table-cell table:style-name="ce7" office:value-type="currency" office:currency="GBP" office:value="75000" calcext:value-type="currency">
            <text:p>£75,000.00</text:p>
          </table:table-cell>
          <table:table-cell table:style-name="ce7" table:number-columns-repeated="7"/>
          <table:table-cell table:style-name="ce7" table:formula="of:=SUM([.C8:.J8])" office:value-type="currency" office:currency="GBP" office:value="75000" calcext:value-type="currency">
            <text:p>£75,000.00</text:p>
          </table:table-cell>
          <table:table-cell table:number-columns-repeated="53"/>
        </table:table-row>
        <table:table-row table:style-name="ro1">
          <table:table-cell/>
          <table:table-cell table:style-name="ce3" office:value-type="string" calcext:value-type="string">
            <text:p>Marketing module, to include Spatial Analyst capability (bespoke) </text:p>
          </table:table-cell>
          <table:table-cell table:style-name="ce7" office:value-type="currency" office:currency="GBP" office:value="90000" calcext:value-type="currency">
            <text:p>£90,000.00</text:p>
          </table:table-cell>
          <table:table-cell table:style-name="ce7" table:number-columns-repeated="7"/>
          <table:table-cell table:style-name="ce7" table:formula="of:=SUM([.C9:.J9])" office:value-type="currency" office:currency="GBP" office:value="90000" calcext:value-type="currency">
            <text:p>£90,000.00</text:p>
          </table:table-cell>
          <table:table-cell table:number-columns-repeated="53"/>
        </table:table-row>
        <table:table-row table:style-name="ro1">
          <table:table-cell/>
          <table:table-cell table:style-name="ce3" office:value-type="string" calcext:value-type="string">
            <text:p>CMS software with Loyalty Scheme bolt on (bespoke) </text:p>
          </table:table-cell>
          <table:table-cell table:style-name="ce7" office:value-type="currency" office:currency="GBP" office:value="120000" calcext:value-type="currency">
            <text:p>£120,000.00</text:p>
          </table:table-cell>
          <table:table-cell table:style-name="ce7" table:number-columns-repeated="7"/>
          <table:table-cell table:style-name="ce7" table:formula="of:=SUM([.C10:.J10])" office:value-type="currency" office:currency="GBP" office:value="120000" calcext:value-type="currency">
            <text:p>£120,000.00</text:p>
          </table:table-cell>
          <table:table-cell table:number-columns-repeated="53"/>
        </table:table-row>
        <table:table-row table:style-name="ro1">
          <table:table-cell/>
          <table:table-cell table:style-name="ce3" office:value-type="string" calcext:value-type="string">
            <text:p>Fleet management module (bespoke) </text:p>
          </table:table-cell>
          <table:table-cell table:style-name="ce7" office:value-type="currency" office:currency="GBP" office:value="100000" calcext:value-type="currency">
            <text:p>£100,000.00</text:p>
          </table:table-cell>
          <table:table-cell table:style-name="ce7" table:number-columns-repeated="7"/>
          <table:table-cell table:style-name="ce7" table:formula="of:=SUM([.C11:.J11])" office:value-type="currency" office:currency="GBP" office:value="100000" calcext:value-type="currency">
            <text:p>£100,000.00</text:p>
          </table:table-cell>
          <table:table-cell table:number-columns-repeated="53"/>
        </table:table-row>
        <table:table-row table:style-name="ro1">
          <table:table-cell/>
          <table:table-cell table:style-name="ce3" office:value-type="string" calcext:value-type="string">
            <text:p>ERP servers </text:p>
          </table:table-cell>
          <table:table-cell table:style-name="ce7" office:value-type="currency" office:currency="GBP" office:value="50000" calcext:value-type="currency">
            <text:p>£50,000.00</text:p>
          </table:table-cell>
          <table:table-cell table:style-name="ce7" table:number-columns-repeated="7"/>
          <table:table-cell table:style-name="ce7" table:formula="of:=SUM([.C12:.J12])" office:value-type="currency" office:currency="GBP" office:value="50000" calcext:value-type="currency">
            <text:p>£50,000.00</text:p>
          </table:table-cell>
          <table:table-cell table:number-columns-repeated="53"/>
        </table:table-row>
        <table:table-row table:style-name="ro1">
          <table:table-cell/>
          <table:table-cell table:style-name="ce3" office:value-type="string" calcext:value-type="string">
            <text:p>Database servers </text:p>
          </table:table-cell>
          <table:table-cell table:style-name="ce7" office:value-type="currency" office:currency="GBP" office:value="25000" calcext:value-type="currency">
            <text:p>£25,000.00</text:p>
          </table:table-cell>
          <table:table-cell table:style-name="ce7" table:number-columns-repeated="7"/>
          <table:table-cell table:style-name="ce7" table:formula="of:=SUM([.C13:.J13])" office:value-type="currency" office:currency="GBP" office:value="25000" calcext:value-type="currency">
            <text:p>£25,000.00</text:p>
          </table:table-cell>
          <table:table-cell table:number-columns-repeated="53"/>
        </table:table-row>
        <table:table-row table:style-name="ro1">
          <table:table-cell/>
          <table:table-cell table:style-name="ce3" office:value-type="string" calcext:value-type="string">
            <text:p>Workstations </text:p>
          </table:table-cell>
          <table:table-cell table:style-name="ce7" office:value-type="currency" office:currency="GBP" office:value="35000" calcext:value-type="currency">
            <text:p>£35,000.00</text:p>
          </table:table-cell>
          <table:table-cell table:style-name="ce7" table:number-columns-repeated="7"/>
          <table:table-cell table:style-name="ce7" table:formula="of:=SUM([.C14:.J14])" office:value-type="currency" office:currency="GBP" office:value="35000" calcext:value-type="currency">
            <text:p>£35,000.00</text:p>
          </table:table-cell>
          <table:table-cell table:number-columns-repeated="53"/>
        </table:table-row>
        <table:table-row table:style-name="ro1">
          <table:table-cell/>
          <table:table-cell table:style-name="ce3" office:value-type="string" calcext:value-type="string">
            <text:p>Network and other infrastructure</text:p>
          </table:table-cell>
          <table:table-cell table:style-name="ce7" office:value-type="currency" office:currency="GBP" office:value="25000" calcext:value-type="currency">
            <text:p>£25,000.00</text:p>
          </table:table-cell>
          <table:table-cell table:style-name="ce7" table:number-columns-repeated="7"/>
          <table:table-cell table:style-name="ce7" table:formula="of:=SUM([.C15:.J15])" office:value-type="currency" office:currency="GBP" office:value="25000" calcext:value-type="currency">
            <text:p>£25,000.00</text:p>
          </table:table-cell>
          <table:table-cell table:number-columns-repeated="53"/>
        </table:table-row>
        <table:table-row table:style-name="ro1">
          <table:table-cell/>
          <table:table-cell table:style-name="ce3" office:value-type="string" calcext:value-type="string">
            <text:p>Hardware maintenance and upgrades </text:p>
          </table:table-cell>
          <table:table-cell table:number-columns-repeated="8" table:style-name="ce7" office:value-type="currency" office:currency="GBP" office:value="50000" calcext:value-type="currency">
            <text:p>£50,000.00</text:p>
          </table:table-cell>
          <table:table-cell table:style-name="ce7" table:formula="of:=SUM([.C16:.J16])" office:value-type="currency" office:currency="GBP" office:value="400000" calcext:value-type="currency">
            <text:p>£400,000.00</text:p>
          </table:table-cell>
          <table:table-cell table:number-columns-repeated="53"/>
        </table:table-row>
        <table:table-row table:style-name="ro1">
          <table:table-cell/>
          <table:table-cell table:style-name="ce3" office:value-type="string" calcext:value-type="string">
            <text:p>Software maintenance and upgrades </text:p>
          </table:table-cell>
          <table:table-cell table:style-name="ce7"/>
          <table:table-cell table:number-columns-repeated="7" table:style-name="ce7" office:value-type="currency" office:currency="GBP" office:value="45000" calcext:value-type="currency">
            <text:p>£45,000.00</text:p>
          </table:table-cell>
          <table:table-cell table:style-name="ce7" table:formula="of:=SUM([.C17:.J17])" office:value-type="currency" office:currency="GBP" office:value="315000" calcext:value-type="currency">
            <text:p>£315,000.00</text:p>
          </table:table-cell>
          <table:table-cell table:number-columns-repeated="53"/>
        </table:table-row>
        <table:table-row table:style-name="ro1">
          <table:table-cell/>
          <table:table-cell table:style-name="ce3" office:value-type="string" calcext:value-type="string">
            <text:p>Geodemographic data </text:p>
          </table:table-cell>
          <table:table-cell table:number-columns-repeated="8" table:style-name="ce7" office:value-type="currency" office:currency="GBP" office:value="20000" calcext:value-type="currency">
            <text:p>£20,000.00</text:p>
          </table:table-cell>
          <table:table-cell table:style-name="ce7" table:formula="of:=SUM([.C18:.J18])" office:value-type="currency" office:currency="GBP" office:value="160000" calcext:value-type="currency">
            <text:p>£160,000.00</text:p>
          </table:table-cell>
          <table:table-cell table:number-columns-repeated="53"/>
        </table:table-row>
        <table:table-row table:style-name="ro1">
          <table:table-cell/>
          <table:table-cell table:style-name="ce3" office:value-type="string" calcext:value-type="string">
            <text:p>Road network data</text:p>
          </table:table-cell>
          <table:table-cell table:style-name="ce7" table:formula="of:=(2000*12)" office:value-type="currency" office:currency="GBP" office:value="24000" calcext:value-type="currency">
            <text:p>£24,000.00</text:p>
          </table:table-cell>
          <table:table-cell table:style-name="ce7" table:number-columns-repeated="7"/>
          <table:table-cell table:style-name="ce7" table:formula="of:=SUM([.C19:.J19])" office:value-type="currency" office:currency="GBP" office:value="24000" calcext:value-type="currency">
            <text:p>£24,000.00</text:p>
          </table:table-cell>
          <table:table-cell table:number-columns-repeated="53"/>
        </table:table-row>
        <table:table-row table:style-name="ro1">
          <table:table-cell/>
          <table:table-cell table:style-name="ce3" office:value-type="string" calcext:value-type="string">
            <text:p>Training</text:p>
          </table:table-cell>
          <table:table-cell table:style-name="ce7" office:value-type="currency" office:currency="GBP" office:value="20000" calcext:value-type="currency">
            <text:p>£20,000.00</text:p>
          </table:table-cell>
          <table:table-cell table:style-name="ce7" table:number-columns-repeated="7"/>
          <table:table-cell table:style-name="ce7" table:formula="of:=SUM([.C20:.J20])" office:value-type="currency" office:currency="GBP" office:value="20000" calcext:value-type="currency">
            <text:p>£20,000.00</text:p>
          </table:table-cell>
          <table:table-cell table:number-columns-repeated="53"/>
        </table:table-row>
        <table:table-row table:style-name="ro1">
          <table:table-cell/>
          <table:table-cell table:style-name="ce3" office:value-type="string" calcext:value-type="string">
            <text:p>Training </text:p>
          </table:table-cell>
          <table:table-cell table:style-name="ce7"/>
          <table:table-cell table:number-columns-repeated="7" table:style-name="ce7" office:value-type="currency" office:currency="GBP" office:value="5000" calcext:value-type="currency">
            <text:p>£5,000.00</text:p>
          </table:table-cell>
          <table:table-cell table:style-name="ce7" table:formula="of:=SUM([.C21:.J21])" office:value-type="currency" office:currency="GBP" office:value="35000" calcext:value-type="currency">
            <text:p>£35,000.00</text:p>
          </table:table-cell>
          <table:table-cell table:number-columns-repeated="53"/>
        </table:table-row>
        <table:table-row table:style-name="ro1">
          <table:table-cell/>
          <table:table-cell table:style-name="ce3" office:value-type="string" calcext:value-type="string">
            <text:p>IT staff – starting salary, starts middle of Year 0</text:p>
          </table:table-cell>
          <table:table-cell table:style-name="ce7" table:formula="of:=(30000*2)" office:value-type="currency" office:currency="GBP" office:value="60000" calcext:value-type="currency">
            <text:p>£60,000.00</text:p>
          </table:table-cell>
          <table:table-cell table:style-name="ce7" table:formula="of:=(30000*2)" office:value-type="currency" office:currency="GBP" office:value="60000" calcext:value-type="currency">
            <text:p>£60,000.00</text:p>
          </table:table-cell>
          <table:table-cell table:style-name="ce7" table:formula="of:=(30000*2)" office:value-type="currency" office:currency="GBP" office:value="60000" calcext:value-type="currency">
            <text:p>£60,000.00</text:p>
          </table:table-cell>
          <table:table-cell table:style-name="ce7" table:formula="of:=(30000*2)" office:value-type="currency" office:currency="GBP" office:value="60000" calcext:value-type="currency">
            <text:p>£60,000.00</text:p>
          </table:table-cell>
          <table:table-cell table:style-name="ce7" table:formula="of:=(30000*2)" office:value-type="currency" office:currency="GBP" office:value="60000" calcext:value-type="currency">
            <text:p>£60,000.00</text:p>
          </table:table-cell>
          <table:table-cell table:style-name="ce7" table:formula="of:=(30000*2)" office:value-type="currency" office:currency="GBP" office:value="60000" calcext:value-type="currency">
            <text:p>£60,000.00</text:p>
          </table:table-cell>
          <table:table-cell table:style-name="ce7" table:formula="of:=(30000*2)" office:value-type="currency" office:currency="GBP" office:value="60000" calcext:value-type="currency">
            <text:p>£60,000.00</text:p>
          </table:table-cell>
          <table:table-cell table:style-name="ce7" table:formula="of:=(30000*2)" office:value-type="currency" office:currency="GBP" office:value="60000" calcext:value-type="currency">
            <text:p>£60,000.00</text:p>
          </table:table-cell>
          <table:table-cell table:style-name="ce7" table:formula="of:=SUM([.C22:.J22])" office:value-type="currency" office:currency="GBP" office:value="480000" calcext:value-type="currency">
            <text:p>£480,000.00</text:p>
          </table:table-cell>
          <table:table-cell table:number-columns-repeated="53"/>
        </table:table-row>
        <table:table-row table:style-name="ro1">
          <table:table-cell/>
          <table:table-cell table:style-name="ce3" office:value-type="string" calcext:value-type="string">
            <text:p>Data Analyst</text:p>
          </table:table-cell>
          <table:table-cell table:number-columns-repeated="8" table:style-name="ce7" office:value-type="currency" office:currency="GBP" office:value="35000" calcext:value-type="currency">
            <text:p>£35,000.00</text:p>
          </table:table-cell>
          <table:table-cell table:style-name="ce7" table:formula="of:=SUM([.C23:.J23])" office:value-type="currency" office:currency="GBP" office:value="280000" calcext:value-type="currency">
            <text:p>£280,000.00</text:p>
          </table:table-cell>
          <table:table-cell table:number-columns-repeated="53"/>
        </table:table-row>
        <table:table-row table:style-name="ro1">
          <table:table-cell/>
          <table:table-cell table:style-name="ce4" office:value-type="string" calcext:value-type="string">
            <text:p>TOTAL</text:p>
          </table:table-cell>
          <table:table-cell table:style-name="ce7" table:formula="of:=SUM([.C3:.C23])" office:value-type="currency" office:currency="GBP" office:value="1064000" calcext:value-type="currency">
            <text:p>£1,064,000.00</text:p>
          </table:table-cell>
          <table:table-cell table:style-name="ce7" table:formula="of:=SUM([.D3:.D23])" office:value-type="currency" office:currency="GBP" office:value="215000" calcext:value-type="currency">
            <text:p>£215,000.00</text:p>
          </table:table-cell>
          <table:table-cell table:style-name="ce7" table:formula="of:=SUM([.E3:.E23])" office:value-type="currency" office:currency="GBP" office:value="215000" calcext:value-type="currency">
            <text:p>£215,000.00</text:p>
          </table:table-cell>
          <table:table-cell table:style-name="ce7" table:formula="of:=SUM([.F3:.F23])" office:value-type="currency" office:currency="GBP" office:value="215000" calcext:value-type="currency">
            <text:p>£215,000.00</text:p>
          </table:table-cell>
          <table:table-cell table:style-name="ce7" table:formula="of:=SUM([.G3:.G23])" office:value-type="currency" office:currency="GBP" office:value="215000" calcext:value-type="currency">
            <text:p>£215,000.00</text:p>
          </table:table-cell>
          <table:table-cell table:style-name="ce7" table:formula="of:=SUM([.H3:.H23])" office:value-type="currency" office:currency="GBP" office:value="215000" calcext:value-type="currency">
            <text:p>£215,000.00</text:p>
          </table:table-cell>
          <table:table-cell table:style-name="ce7" table:formula="of:=SUM([.I3:.I23])" office:value-type="currency" office:currency="GBP" office:value="215000" calcext:value-type="currency">
            <text:p>£215,000.00</text:p>
          </table:table-cell>
          <table:table-cell table:style-name="ce7" table:formula="of:=SUM([.J3:.J23])" office:value-type="currency" office:currency="GBP" office:value="215000" calcext:value-type="currency">
            <text:p>£215,000.00</text:p>
          </table:table-cell>
          <table:table-cell table:style-name="ce10" table:formula="of:=SUM([.C24:.J24])" office:value-type="currency" office:currency="GBP" office:value="2569000" calcext:value-type="currency">
            <text:p>£2,569,000.00</text:p>
          </table:table-cell>
          <table:table-cell table:number-columns-repeated="53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2" office:value-type="string" calcext:value-type="string">
            <text:p>Benefit estimates:</text:p>
          </table:table-cell>
          <table:table-cell table:number-columns-repeated="62"/>
        </table:table-row>
        <table:table-row table:style-name="ro1">
          <table:table-cell/>
          <table:table-cell table:style-name="ce2" office:value-type="string" calcext:value-type="string">
            <text:p>Yea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TOTAL</text:p>
          </table:table-cell>
          <table:table-cell table:number-columns-repeated="53"/>
        </table:table-row>
        <table:table-row table:style-name="ro1">
          <table:table-cell/>
          <table:table-cell table:style-name="ce5" office:value-type="string" calcext:value-type="string">
            <text:p>Staff reductions</text:p>
          </table:table-cell>
          <table:table-cell table:number-columns-repeated="8" table:style-name="ce7" office:value-type="currency" office:currency="GBP" office:value="100000" calcext:value-type="currency">
            <text:p>£100,000.00</text:p>
          </table:table-cell>
          <table:table-cell table:style-name="ce7" table:formula="of:=SUM([.C28:.J28])" office:value-type="currency" office:currency="GBP" office:value="800000" calcext:value-type="currency">
            <text:p>£800,000.00</text:p>
          </table:table-cell>
          <table:table-cell table:number-columns-repeated="53"/>
        </table:table-row>
        <table:table-row table:style-name="ro1">
          <table:table-cell/>
          <table:table-cell table:style-name="ce5" office:value-type="string" calcext:value-type="string">
            <text:p>Increased profit (new customers)</text:p>
          </table:table-cell>
          <table:table-cell table:style-name="ce8" office:value-type="string" calcext:value-type="string">
            <text:p>£500,000 in first year after system goes live, 10% increase per annum for remainder of product lifespan</text:p>
          </table:table-cell>
          <table:table-cell table:style-name="ce8" table:formula="of:=500000+(500000*0.1)" office:value-type="currency" office:currency="GBP" office:value="550000" calcext:value-type="currency">
            <text:p>£550,000.00</text:p>
          </table:table-cell>
          <table:table-cell table:style-name="ce8" table:formula="of:=500000+(500000*0.1)" office:value-type="currency" office:currency="GBP" office:value="550000" calcext:value-type="currency">
            <text:p>£550,000.00</text:p>
          </table:table-cell>
          <table:table-cell table:style-name="ce8" table:formula="of:=500000+(500000*0.1)" office:value-type="currency" office:currency="GBP" office:value="550000" calcext:value-type="currency">
            <text:p>£550,000.00</text:p>
          </table:table-cell>
          <table:table-cell table:style-name="ce8" table:formula="of:=500000+(500000*0.1)" office:value-type="currency" office:currency="GBP" office:value="550000" calcext:value-type="currency">
            <text:p>£550,000.00</text:p>
          </table:table-cell>
          <table:table-cell table:style-name="ce8" table:formula="of:=500000+(500000*0.1)" office:value-type="currency" office:currency="GBP" office:value="550000" calcext:value-type="currency">
            <text:p>£550,000.00</text:p>
          </table:table-cell>
          <table:table-cell table:style-name="ce8" table:formula="of:=500000+(500000*0.1)" office:value-type="currency" office:currency="GBP" office:value="550000" calcext:value-type="currency">
            <text:p>£550,000.00</text:p>
          </table:table-cell>
          <table:table-cell table:style-name="ce8" table:formula="of:=500000+(500000*0.1)" office:value-type="currency" office:currency="GBP" office:value="550000" calcext:value-type="currency">
            <text:p>£550,000.00</text:p>
          </table:table-cell>
          <table:table-cell table:style-name="ce7" table:formula="of:=SUM([.C29:.J29])" office:value-type="currency" office:currency="GBP" office:value="3850000" calcext:value-type="currency">
            <text:p>£3,850,000.00</text:p>
          </table:table-cell>
          <table:table-cell table:style-name="ce11" office:value-type="string" calcext:value-type="string">
            <text:p>* Double check this one with Dean*</text:p>
          </table:table-cell>
          <table:table-cell table:number-columns-repeated="52"/>
        </table:table-row>
        <table:table-row table:style-name="ro1">
          <table:table-cell/>
          <table:table-cell table:style-name="ce5" office:value-type="string" calcext:value-type="string">
            <text:p>Increased profits (existing customers)</text:p>
          </table:table-cell>
          <table:table-cell table:style-name="ce7" office:value-type="currency" office:currency="GBP" office:value="200000" calcext:value-type="currency">
            <text:p>£200,000.00</text:p>
          </table:table-cell>
          <table:table-cell table:style-name="ce7" office:value-type="currency" office:currency="GBP" office:value="250000" calcext:value-type="currency">
            <text:p>£250,000.00</text:p>
          </table:table-cell>
          <table:table-cell table:number-columns-repeated="6" table:style-name="ce7" office:value-type="currency" office:currency="GBP" office:value="300000" calcext:value-type="currency">
            <text:p>£300,000.00</text:p>
          </table:table-cell>
          <table:table-cell table:style-name="ce7" table:formula="of:=SUM([.C30:.J30])" office:value-type="currency" office:currency="GBP" office:value="2250000" calcext:value-type="currency">
            <text:p>£2,250,000.00</text:p>
          </table:table-cell>
          <table:table-cell table:number-columns-repeated="53"/>
        </table:table-row>
        <table:table-row table:style-name="ro1">
          <table:table-cell/>
          <table:table-cell table:style-name="ce5" office:value-type="string" calcext:value-type="string">
            <text:p>Delivery efficiency gains</text:p>
          </table:table-cell>
          <table:table-cell table:number-columns-repeated="8" table:style-name="ce7" office:value-type="currency" office:currency="GBP" office:value="15000" calcext:value-type="currency">
            <text:p>£15,000.00</text:p>
          </table:table-cell>
          <table:table-cell table:style-name="ce7" table:formula="of:=SUM([.C31:.J31])" office:value-type="currency" office:currency="GBP" office:value="120000" calcext:value-type="currency">
            <text:p>£120,000.00</text:p>
          </table:table-cell>
          <table:table-cell table:number-columns-repeated="53"/>
        </table:table-row>
        <table:table-row table:style-name="ro1">
          <table:table-cell/>
          <table:table-cell table:style-name="ce5" office:value-type="string" calcext:value-type="string">
            <text:p>Stock savings</text:p>
          </table:table-cell>
          <table:table-cell table:number-columns-repeated="8" table:style-name="ce7" office:value-type="currency" office:currency="GBP" office:value="25000" calcext:value-type="currency">
            <text:p>£25,000.00</text:p>
          </table:table-cell>
          <table:table-cell table:style-name="ce7" table:formula="of:=SUM([.C32:.J32])" office:value-type="currency" office:currency="GBP" office:value="200000" calcext:value-type="currency">
            <text:p>£200,000.00</text:p>
          </table:table-cell>
          <table:table-cell table:number-columns-repeated="53"/>
        </table:table-row>
        <table:table-row table:style-name="ro1">
          <table:table-cell/>
          <table:table-cell table:style-name="ce2" office:value-type="string" calcext:value-type="string">
            <text:p>TOTAL</text:p>
          </table:table-cell>
          <table:table-cell table:style-name="ce7" table:formula="of:=SUM([.C28:.C32])" office:value-type="currency" office:currency="GBP" office:value="340000" calcext:value-type="currency">
            <text:p>£340,000.00</text:p>
          </table:table-cell>
          <table:table-cell table:style-name="ce7" table:formula="of:=SUM([.D28:.D32])" office:value-type="currency" office:currency="GBP" office:value="940000" calcext:value-type="currency">
            <text:p>£940,000.00</text:p>
          </table:table-cell>
          <table:table-cell table:style-name="ce7" table:formula="of:=SUM([.E28:.E32])" office:value-type="currency" office:currency="GBP" office:value="990000" calcext:value-type="currency">
            <text:p>£990,000.00</text:p>
          </table:table-cell>
          <table:table-cell table:style-name="ce7" table:formula="of:=SUM([.F28:.F32])" office:value-type="currency" office:currency="GBP" office:value="990000" calcext:value-type="currency">
            <text:p>£990,000.00</text:p>
          </table:table-cell>
          <table:table-cell table:style-name="ce7" table:formula="of:=SUM([.G28:.G32])" office:value-type="currency" office:currency="GBP" office:value="990000" calcext:value-type="currency">
            <text:p>£990,000.00</text:p>
          </table:table-cell>
          <table:table-cell table:style-name="ce7" table:formula="of:=SUM([.H28:.H32])" office:value-type="currency" office:currency="GBP" office:value="990000" calcext:value-type="currency">
            <text:p>£990,000.00</text:p>
          </table:table-cell>
          <table:table-cell table:style-name="ce7" table:formula="of:=SUM([.I28:.I32])" office:value-type="currency" office:currency="GBP" office:value="990000" calcext:value-type="currency">
            <text:p>£990,000.00</text:p>
          </table:table-cell>
          <table:table-cell table:style-name="ce7" table:formula="of:=SUM([.J28:.J32])" office:value-type="currency" office:currency="GBP" office:value="990000" calcext:value-type="currency">
            <text:p>£990,000.00</text:p>
          </table:table-cell>
          <table:table-cell table:style-name="ce10" table:formula="of:=SUM([.C33:.J33])" office:value-type="currency" office:currency="GBP" office:value="7220000" calcext:value-type="currency">
            <text:p>£7,220,000.00</text:p>
          </table:table-cell>
          <table:table-cell table:number-columns-repeated="53"/>
        </table:table-row>
        <table:table-row table:style-name="ro1">
          <table:table-cell/>
          <table:table-cell table:style-name="Default"/>
          <table:table-cell table:number-columns-repeated="62"/>
        </table:table-row>
        <table:table-row table:style-name="ro1">
          <table:table-cell/>
          <table:table-cell table:style-name="ce6" office:value-type="string" calcext:value-type="string">
            <text:p>Discounts</text:p>
          </table:table-cell>
          <table:table-cell table:number-columns-repeated="6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62"/>
        </table:table-row>
        <table:table-row table:style-name="ro1">
          <table:table-cell/>
          <table:table-cell office:value-type="float" office:value="6.25" calcext:value-type="float">
            <text:p>6.25</text:p>
          </table:table-cell>
          <table:table-cell table:number-columns-repeated="62"/>
        </table:table-row>
        <table:table-row table:style-name="ro1">
          <table:table-cell/>
          <table:table-cell office:value-type="float" office:value="7.5" calcext:value-type="float">
            <text:p>7.5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Expenditures</text:p>
          </table:table-cell>
          <table:table-cell table:style-name="ce9" table:formula="of:=-[.C24]" office:value-type="currency" office:currency="GBP" office:value="-1064000" calcext:value-type="currency">
            <text:p>-£1,064,000.00</text:p>
          </table:table-cell>
          <table:table-cell table:style-name="ce9" table:formula="of:=-[.D24]" office:value-type="currency" office:currency="GBP" office:value="-215000" calcext:value-type="currency">
            <text:p>-£215,000.00</text:p>
          </table:table-cell>
          <table:table-cell table:style-name="ce9" table:formula="of:=-[.E24]" office:value-type="currency" office:currency="GBP" office:value="-215000" calcext:value-type="currency">
            <text:p>-£215,000.00</text:p>
          </table:table-cell>
          <table:table-cell table:style-name="ce9" table:formula="of:=-[.F24]" office:value-type="currency" office:currency="GBP" office:value="-215000" calcext:value-type="currency">
            <text:p>-£215,000.00</text:p>
          </table:table-cell>
          <table:table-cell table:style-name="ce9" table:formula="of:=-[.G24]" office:value-type="currency" office:currency="GBP" office:value="-215000" calcext:value-type="currency">
            <text:p>-£215,000.00</text:p>
          </table:table-cell>
          <table:table-cell table:style-name="ce9" table:formula="of:=-[.H24]" office:value-type="currency" office:currency="GBP" office:value="-215000" calcext:value-type="currency">
            <text:p>-£215,000.00</text:p>
          </table:table-cell>
          <table:table-cell table:style-name="ce9" table:formula="of:=-[.I24]" office:value-type="currency" office:currency="GBP" office:value="-215000" calcext:value-type="currency">
            <text:p>-£215,000.00</text:p>
          </table:table-cell>
          <table:table-cell table:style-name="ce9" table:formula="of:=-[.J24]" office:value-type="currency" office:currency="GBP" office:value="-215000" calcext:value-type="currency">
            <text:p>-£215,000.00</text:p>
          </table:table-cell>
          <table:table-cell table:style-name="ce9" table:formula="of:=-[.K24]" office:value-type="currency" office:currency="GBP" office:value="-2569000" calcext:value-type="currency">
            <text:p>-£2,569,000.00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Income</text:p>
          </table:table-cell>
          <table:table-cell table:style-name="ce9" table:formula="of:=[.C33]" office:value-type="currency" office:currency="GBP" office:value="340000" calcext:value-type="currency">
            <text:p>£340,000.00</text:p>
          </table:table-cell>
          <table:table-cell table:style-name="ce9" table:formula="of:=[.D33]" office:value-type="currency" office:currency="GBP" office:value="940000" calcext:value-type="currency">
            <text:p>£940,000.00</text:p>
          </table:table-cell>
          <table:table-cell table:style-name="ce9" table:formula="of:=[.E33]" office:value-type="currency" office:currency="GBP" office:value="990000" calcext:value-type="currency">
            <text:p>£990,000.00</text:p>
          </table:table-cell>
          <table:table-cell table:style-name="ce9" table:formula="of:=[.F33]" office:value-type="currency" office:currency="GBP" office:value="990000" calcext:value-type="currency">
            <text:p>£990,000.00</text:p>
          </table:table-cell>
          <table:table-cell table:style-name="ce9" table:formula="of:=[.G33]" office:value-type="currency" office:currency="GBP" office:value="990000" calcext:value-type="currency">
            <text:p>£990,000.00</text:p>
          </table:table-cell>
          <table:table-cell table:style-name="ce9" table:formula="of:=[.H33]" office:value-type="currency" office:currency="GBP" office:value="990000" calcext:value-type="currency">
            <text:p>£990,000.00</text:p>
          </table:table-cell>
          <table:table-cell table:style-name="ce9" table:formula="of:=[.I33]" office:value-type="currency" office:currency="GBP" office:value="990000" calcext:value-type="currency">
            <text:p>£990,000.00</text:p>
          </table:table-cell>
          <table:table-cell table:style-name="ce9" table:formula="of:=[.J33]" office:value-type="currency" office:currency="GBP" office:value="990000" calcext:value-type="currency">
            <text:p>£990,000.00</text:p>
          </table:table-cell>
          <table:table-cell table:style-name="ce9" table:formula="of:=[.K33]" office:value-type="currency" office:currency="GBP" office:value="7220000" calcext:value-type="currency">
            <text:p>£7,220,000.00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Projected Cash Flow</text:p>
          </table:table-cell>
          <table:table-cell table:style-name="ce9" table:formula="of:=[.C40]-[.C41]" office:value-type="currency" office:currency="GBP" office:value="-1404000" calcext:value-type="currency">
            <text:p>-£1,404,000.00</text:p>
          </table:table-cell>
          <table:table-cell table:style-name="ce9" table:formula="of:=[.D40]-[.D41]" office:value-type="currency" office:currency="GBP" office:value="-1155000" calcext:value-type="currency">
            <text:p>-£1,155,000.00</text:p>
          </table:table-cell>
          <table:table-cell table:style-name="ce9" table:formula="of:=[.E40]-[.E41]" office:value-type="currency" office:currency="GBP" office:value="-1205000" calcext:value-type="currency">
            <text:p>-£1,205,000.00</text:p>
          </table:table-cell>
          <table:table-cell table:style-name="ce9" table:formula="of:=[.F40]-[.F41]" office:value-type="currency" office:currency="GBP" office:value="-1205000" calcext:value-type="currency">
            <text:p>-£1,205,000.00</text:p>
          </table:table-cell>
          <table:table-cell table:style-name="ce9" table:formula="of:=[.G40]-[.G41]" office:value-type="currency" office:currency="GBP" office:value="-1205000" calcext:value-type="currency">
            <text:p>-£1,205,000.00</text:p>
          </table:table-cell>
          <table:table-cell table:style-name="ce9" table:formula="of:=[.H40]-[.H41]" office:value-type="currency" office:currency="GBP" office:value="-1205000" calcext:value-type="currency">
            <text:p>-£1,205,000.00</text:p>
          </table:table-cell>
          <table:table-cell table:style-name="ce9" table:formula="of:=[.I40]-[.I41]" office:value-type="currency" office:currency="GBP" office:value="-1205000" calcext:value-type="currency">
            <text:p>-£1,205,000.00</text:p>
          </table:table-cell>
          <table:table-cell table:style-name="ce9" table:formula="of:=[.J40]-[.J41]" office:value-type="currency" office:currency="GBP" office:value="-1205000" calcext:value-type="currency">
            <text:p>-£1,205,000.00</text:p>
          </table:table-cell>
          <table:table-cell table:style-name="ce9" table:formula="of:=[.K40]-[.K41]" office:value-type="currency" office:currency="GBP" office:value="-9789000" calcext:value-type="currency">
            <text:p>-£9,789,000.00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Discounted Cash Flow</text:p>
          </table:table-cell>
          <table:table-cell table:style-name="ce9" table:formula="of:=[.C42]*(1/1+0.05)^0" office:value-type="currency" office:currency="GBP" office:value="-1404000" calcext:value-type="currency">
            <text:p>-£1,404,000.00</text:p>
          </table:table-cell>
          <table:table-cell table:style-name="ce9" table:formula="of:=[.D42]*(1/1+0.05)^1" office:value-type="currency" office:currency="GBP" office:value="-1212750" calcext:value-type="currency">
            <text:p>-£1,212,750.00</text:p>
          </table:table-cell>
          <table:table-cell table:style-name="ce9" table:formula="of:=[.E42]*(1/1+0.05)^2" office:value-type="currency" office:currency="GBP" office:value="-1328512.5" calcext:value-type="currency">
            <text:p>-£1,328,512.50</text:p>
          </table:table-cell>
          <table:table-cell table:style-name="ce9" table:formula="of:=[.F42]*(1/1+0.05)^3" office:value-type="currency" office:currency="GBP" office:value="-1394938.125" calcext:value-type="currency">
            <text:p>-£1,394,938.13</text:p>
          </table:table-cell>
          <table:table-cell table:style-name="ce9" table:formula="of:=[.G42]*(1/1+0.05)^4" office:value-type="currency" office:currency="GBP" office:value="-1464685.03125" calcext:value-type="currency">
            <text:p>-£1,464,685.03</text:p>
          </table:table-cell>
          <table:table-cell table:style-name="ce9" table:formula="of:=[.H42]*(1/1+0.05)^5" office:value-type="currency" office:currency="GBP" office:value="-1537919.2828125" calcext:value-type="currency">
            <text:p>-£1,537,919.28</text:p>
          </table:table-cell>
          <table:table-cell table:style-name="ce9" table:formula="of:=[.I42]*(1/1+0.05)^6" office:value-type="currency" office:currency="GBP" office:value="-1614815.24695313" calcext:value-type="currency">
            <text:p>-£1,614,815.25</text:p>
          </table:table-cell>
          <table:table-cell table:style-name="ce9" table:formula="of:=[.J42]*(1/1+0.05)^7" office:value-type="currency" office:currency="GBP" office:value="-1695556.00930078" calcext:value-type="currency">
            <text:p>-£1,695,556.01</text:p>
          </table:table-cell>
          <table:table-cell table:style-name="ce9" table:formula="of:=[.K42]*(1/1+0.05)^0" office:value-type="currency" office:currency="GBP" office:value="-9789000" calcext:value-type="currency">
            <text:p>-£9,789,000.00</text:p>
          </table:table-cell>
          <table:table-cell table:number-columns-repeated="53"/>
        </table:table-row>
        <table:table-row table:style-name="ro1" table:number-rows-repeated="104853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tutorial" table:style-name="ta1">
        <table:table-column table:style-name="co7" table:default-cell-style-name="ce1"/>
        <table:table-column table:style-name="co1" table:number-columns-repeated="63" table:default-cell-style-name="ce1"/>
        <table:table-row table:style-name="ro1">
          <table:table-cell/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Total</text:p>
          </table:table-cell>
          <table:table-cell table:number-columns-repeated="57"/>
        </table:table-row>
        <table:table-row table:style-name="ro1">
          <table:table-cell table:style-name="ce2" office:value-type="string" calcext:value-type="string">
            <text:p>Expenditure</text:p>
          </table:table-cell>
          <table:table-cell table:style-name="ce14" office:value-type="float" office:value="-11000" calcext:value-type="float">
            <text:p>-11000.00</text:p>
          </table:table-cell>
          <table:table-cell table:number-columns-repeated="4" table:style-name="ce14" office:value-type="float" office:value="-2000" calcext:value-type="float">
            <text:p>-2000.00</text:p>
          </table:table-cell>
          <table:table-cell table:style-name="ce14" table:formula="of:=SUM([.B2:.F2])" office:value-type="float" office:value="-19000" calcext:value-type="float">
            <text:p>-19000.00</text:p>
          </table:table-cell>
          <table:table-cell table:number-columns-repeated="57"/>
        </table:table-row>
        <table:table-row table:style-name="ro1">
          <table:table-cell table:style-name="ce2" office:value-type="string" calcext:value-type="string">
            <text:p>Income</text:p>
          </table:table-cell>
          <table:table-cell table:style-name="ce14" office:value-type="float" office:value="0" calcext:value-type="float">
            <text:p>0.00</text:p>
          </table:table-cell>
          <table:table-cell table:number-columns-repeated="2" table:style-name="ce14" office:value-type="float" office:value="6000" calcext:value-type="float">
            <text:p>6000.00</text:p>
          </table:table-cell>
          <table:table-cell table:number-columns-repeated="2" table:style-name="ce14" office:value-type="float" office:value="8000" calcext:value-type="float">
            <text:p>8000.00</text:p>
          </table:table-cell>
          <table:table-cell table:style-name="ce14" table:formula="of:=SUM([.B3:.F3])" office:value-type="float" office:value="28000" calcext:value-type="float">
            <text:p>28000.00</text:p>
          </table:table-cell>
          <table:table-cell table:number-columns-repeated="57"/>
        </table:table-row>
        <table:table-row table:style-name="ro1">
          <table:table-cell table:style-name="ce2" office:value-type="string" calcext:value-type="string">
            <text:p>Cash Flow</text:p>
          </table:table-cell>
          <table:table-cell table:style-name="ce14" table:formula="of:=SUM([.B2:.B3])" office:value-type="float" office:value="-11000" calcext:value-type="float">
            <text:p>-11000.00</text:p>
          </table:table-cell>
          <table:table-cell table:style-name="ce14" table:formula="of:=SUM([.C2:.C3])" office:value-type="float" office:value="4000" calcext:value-type="float">
            <text:p>4000.00</text:p>
          </table:table-cell>
          <table:table-cell table:style-name="ce14" table:formula="of:=SUM([.D2:.D3])" office:value-type="float" office:value="4000" calcext:value-type="float">
            <text:p>4000.00</text:p>
          </table:table-cell>
          <table:table-cell table:style-name="ce14" table:formula="of:=SUM([.E2:.E3])" office:value-type="float" office:value="6000" calcext:value-type="float">
            <text:p>6000.00</text:p>
          </table:table-cell>
          <table:table-cell table:style-name="ce14" table:formula="of:=SUM([.F2:.F3])" office:value-type="float" office:value="6000" calcext:value-type="float">
            <text:p>6000.00</text:p>
          </table:table-cell>
          <table:table-cell table:style-name="ce14" table:formula="of:=SUM([.B4:.F4])" office:value-type="float" office:value="9000" calcext:value-type="float">
            <text:p>9000.00</text:p>
          </table:table-cell>
          <table:table-cell table:number-columns-repeated="57"/>
        </table:table-row>
        <table:table-row table:style-name="ro1">
          <table:table-cell table:style-name="ce2" office:value-type="string" calcext:value-type="string">
            <text:p>Discount Cash Flow 5%</text:p>
          </table:table-cell>
          <table:table-cell table:style-name="ce14" table:formula="of:=[.B4]*1/(1+[.B11])^[.B1]" office:value-type="float" office:value="-11000" calcext:value-type="float">
            <text:p>-11000.00</text:p>
          </table:table-cell>
          <table:table-cell table:style-name="ce14" table:formula="of:=[.C4]*1/(1+[.B11])^[.C1]" office:value-type="float" office:value="3809.52380952381" calcext:value-type="float">
            <text:p>3809.52</text:p>
          </table:table-cell>
          <table:table-cell table:style-name="ce14" table:formula="of:=[.D4]*1/(1+[.B11])^[.D1]" office:value-type="float" office:value="3628.1179138322" calcext:value-type="float">
            <text:p>3628.12</text:p>
          </table:table-cell>
          <table:table-cell table:style-name="ce14" table:formula="of:=[.E4]*1/(1+[.B11])^[.E1]" office:value-type="float" office:value="5183.02559118886" calcext:value-type="float">
            <text:p>5183.03</text:p>
          </table:table-cell>
          <table:table-cell table:style-name="ce14" table:formula="of:=[.F4]*1/(1+[.B11])^[.F1]" office:value-type="float" office:value="4936.21484875129" calcext:value-type="float">
            <text:p>4936.21</text:p>
          </table:table-cell>
          <table:table-cell table:style-name="ce14" table:formula="of:=SUM([.B5:.F5])" office:value-type="float" office:value="6556.88216329616" calcext:value-type="float">
            <text:p>6556.88</text:p>
          </table:table-cell>
          <table:table-cell table:number-columns-repeated="57"/>
        </table:table-row>
        <table:table-row table:style-name="ro1">
          <table:table-cell table:style-name="ce2" office:value-type="string" calcext:value-type="string">
            <text:p>Discount Cash Flow 6%</text:p>
          </table:table-cell>
          <table:table-cell table:style-name="ce14" table:formula="of:=[.B4]*1/(1+[.B12])^[.B1]" office:value-type="float" office:value="-11000" calcext:value-type="float">
            <text:p>-11000.00</text:p>
          </table:table-cell>
          <table:table-cell table:style-name="ce14" table:formula="of:=[.C4]*1/(1+[.B12])^[.C1]" office:value-type="float" office:value="3773.58490566038" calcext:value-type="float">
            <text:p>3773.58</text:p>
          </table:table-cell>
          <table:table-cell table:style-name="ce14" table:formula="of:=[.D4]*1/(1+[.B12])^[.D1]" office:value-type="float" office:value="3559.98576005696" calcext:value-type="float">
            <text:p>3559.99</text:p>
          </table:table-cell>
          <table:table-cell table:style-name="ce14" table:formula="of:=[.E4]*1/(1+[.B12])^[.E1]" office:value-type="float" office:value="5037.71569819381" calcext:value-type="float">
            <text:p>5037.72</text:p>
          </table:table-cell>
          <table:table-cell table:style-name="ce14" table:formula="of:=[.F4]*1/(1+[.B12])^[.F1]" office:value-type="float" office:value="4752.56197942812" calcext:value-type="float">
            <text:p>4752.56</text:p>
          </table:table-cell>
          <table:table-cell table:style-name="ce14" table:formula="of:=SUM([.B6:.F6])" office:value-type="float" office:value="6123.84834333927" calcext:value-type="float">
            <text:p>6123.85</text:p>
          </table:table-cell>
          <table:table-cell table:number-columns-repeated="57"/>
        </table:table-row>
        <table:table-row table:style-name="ro1">
          <table:table-cell table:style-name="ce2" office:value-type="string" calcext:value-type="string">
            <text:p>Discount Cash Flow 7%</text:p>
          </table:table-cell>
          <table:table-cell table:style-name="ce14" table:formula="of:=[.B4]*1/(1+[.B13])^[.B1]" office:value-type="float" office:value="-11000" calcext:value-type="float">
            <text:p>-11000.00</text:p>
          </table:table-cell>
          <table:table-cell table:style-name="ce14" table:formula="of:=[.C6]*1/(1+[.B13])^[.C1]" office:value-type="float" office:value="3526.71486510316" calcext:value-type="float">
            <text:p>3526.71</text:p>
          </table:table-cell>
          <table:table-cell table:style-name="ce14" table:formula="of:=[.D4]*1/(1+[.B13])^[.D1]" office:value-type="float" office:value="3493.75491309285" calcext:value-type="float">
            <text:p>3493.75</text:p>
          </table:table-cell>
          <table:table-cell table:style-name="ce14" table:formula="of:=[.E6]*1/(1+[.B13])^[.E1]" office:value-type="float" office:value="4112.27662881532" calcext:value-type="float">
            <text:p>4112.28</text:p>
          </table:table-cell>
          <table:table-cell table:style-name="ce14" table:formula="of:=[.F4]*1/(1+[.B13])^[.F1]" office:value-type="float" office:value="4577.37127228515" calcext:value-type="float">
            <text:p>4577.37</text:p>
          </table:table-cell>
          <table:table-cell table:style-name="ce14" table:formula="of:=SUM([.B7:.F7])" office:value-type="float" office:value="4710.11767929648" calcext:value-type="float">
            <text:p>4710.12</text:p>
          </table:table-cell>
          <table:table-cell table:number-columns-repeated="57"/>
        </table:table-row>
        <table:table-row table:style-name="ro1" table:number-rows-repeated="2">
          <table:table-cell table:style-name="Default" table:number-columns-repeated="2"/>
          <table:table-cell table:style-name="ce28" table:number-columns-repeated="5"/>
          <table:table-cell table:number-columns-repeated="57"/>
        </table:table-row>
        <table:table-row table:style-name="ro1">
          <table:table-cell table:number-columns-repeated="64"/>
        </table:table-row>
        <table:table-row table:style-name="ro1">
          <table:table-cell table:style-name="ce12" office:value-type="string" calcext:value-type="string">
            <text:p>Discounts</text:p>
          </table:table-cell>
          <table:table-cell table:style-name="ce14" office:value-type="float" office:value="0.05" calcext:value-type="float">
            <text:p>0.05</text:p>
          </table:table-cell>
          <table:table-cell table:number-columns-repeated="62"/>
        </table:table-row>
        <table:table-row table:style-name="ro1">
          <table:table-cell/>
          <table:table-cell table:style-name="ce14" office:value-type="float" office:value="0.06" calcext:value-type="float">
            <text:p>0.06</text:p>
          </table:table-cell>
          <table:table-cell table:number-columns-repeated="62"/>
        </table:table-row>
        <table:table-row table:style-name="ro1">
          <table:table-cell/>
          <table:table-cell table:style-name="ce14" office:value-type="float" office:value="0.07" calcext:value-type="float">
            <text:p>0.07</text:p>
          </table:table-cell>
          <table:table-cell table:number-columns-repeated="62"/>
        </table:table-row>
        <table:table-row table:style-name="ro1" table:number-rows-repeated="1048562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3" loext:min-decimal-places="3" number:min-integer-digits="1"/>
    </number:number-style>
    <number:number-style style:name="N112">
      <number:number number:decimal-places="0" loext:min-decimal-places="0" number:min-integer-digits="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2">00/00/0000</text:date>, <text:time style:data-style-name="N2" text:time-value="10:03:04.65379941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22T08:33:07.307629367</meta:creation-date>
    <dc:date>2021-03-22T10:08:25.748927293</dc:date>
    <meta:editing-duration>PT32M49S</meta:editing-duration>
    <meta:editing-cycles>7</meta:editing-cycles>
    <meta:generator>LibreOffice/6.4.6.2$Linux_X86_64 LibreOffice_project/40$Build-2</meta:generator>
    <meta:document-statistic meta:table-count="2" meta:cell-count="292" meta:object-count="0"/>
  </office:meta>
</office:document-meta>
</file>